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Light" svg:font-family="'Lato Ligh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b9e6ff" draw:textarea-horizontal-align="justify" draw:textarea-vertical-align="middle" draw:auto-grow-height="false" fo:min-height="1.25cm" fo:min-width="7.12cm"/>
    </style:style>
    <style:style style:name="gr2" style:family="graphic" style:parent-style-name="standard">
      <style:graphic-properties draw:stroke="none" draw:fill="solid" draw:fill-color="#fff08c" draw:textarea-horizontal-align="justify" draw:textarea-vertical-align="middle" draw:auto-grow-height="false" fo:min-height="1.274cm" fo:min-width="7.12cm"/>
    </style:style>
    <style:style style:name="gr3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1.25cm" fo:min-width="7.12cm"/>
    </style:style>
    <style:style style:name="gr4" style:family="graphic" style:parent-style-name="standard">
      <style:graphic-properties draw:stroke="none" draw:fill="solid" draw:fill-color="#c8f0a0" draw:textarea-horizontal-align="justify" draw:textarea-vertical-align="middle" draw:auto-grow-height="false" fo:min-height="1.25cm" fo:min-width="7.12cm"/>
    </style:style>
    <style:style style:name="gr5" style:family="graphic" style:parent-style-name="standard">
      <style:graphic-properties draw:stroke="none" draw:fill="hatch" draw:fill-color="#f0e6ff" draw:fill-hatch-name="Black_20_45_20_Degrees_20_Wide" draw:fill-hatch-solid="true" draw:textarea-horizontal-align="justify" draw:textarea-vertical-align="middle" draw:auto-grow-height="false" fo:min-height="1.25cm" fo:min-width="7.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8" style:family="graphic" style:parent-style-name="objectwithoutfill">
      <style:graphic-properties svg:stroke-width="0.03cm" draw:marker-start-width="0.245cm" draw:marker-end="Symmetric_20_Arrow" draw:marker-end-width="0.245cm" draw:fill="none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draw:stroke="none" draw:fill="solid" draw:fill-color="#ffccff" draw:textarea-horizontal-align="justify" draw:textarea-vertical-align="middle" draw:auto-grow-height="false" fo:min-height="1.274cm" fo:min-width="7.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5cm" fo:min-width="0cm"/>
    </style:style>
    <style:style style:name="gr13" style:family="graphic" style:parent-style-name="standard">
      <style:graphic-properties svg:stroke-width="0.05cm" svg:stroke-color="#0084d1" draw:marker-start-width="0.275cm" draw:marker-end-width="0.275cm" draw:fill="none" draw:textarea-horizontal-align="justify" draw:textarea-vertical-align="middle" draw:auto-grow-height="false" fo:min-height="0.06cm" fo:min-width="0cm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draw:marker-start-width="0.275cm" draw:marker-end="Symmetric_20_Arrow" draw:marker-end-width="0.3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3cm" draw:marker-start-width="0.245cm" draw:marker-end="Symmetric_20_Arrow" draw:marker-end-width="0.14cm" draw:fill="none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9cm" fo:min-width="0cm"/>
    </style:style>
    <style:style style:name="gr17" style:family="graphic" style:parent-style-name="objectwithoutfill">
      <style:graphic-properties draw:stroke="dash" draw:stroke-dash="Dashed_20__28_var_29_" svg:stroke-width="0.03cm" svg:stroke-color="#999999" draw:marker-start-width="0.245cm" draw:marker-end="" draw:marker-end-width="0.14cm" draw:fill="none" draw:textarea-vertical-align="middle" fo:padding-top="0.14cm" fo:padding-bottom="0.14cm" fo:padding-left="0.265cm" fo:padding-right="0.26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6cm" fo:min-width="0cm"/>
    </style:style>
    <style:style style:name="gr19" style:family="graphic" style:parent-style-name="standard">
      <style:graphic-properties svg:stroke-width="0.05cm" svg:stroke-color="#0084d1" draw:marker-start-width="0.275cm" draw:marker-end-width="0.275cm" draw:fill="none" draw:textarea-horizontal-align="justify" draw:textarea-vertical-align="middle" draw:auto-grow-height="false" fo:min-height="0.075cm" fo:min-width="0cm" fo:padding-top="0.15cm" fo:padding-bottom="0.15cm" fo:padding-left="0.275cm" fo:padding-right="0.275cm"/>
    </style:style>
    <style:style style:name="gr20" style:family="graphic" style:parent-style-name="standard">
      <style:graphic-properties svg:stroke-width="0.02cm" svg:stroke-color="#1c1c1c" draw:marker-start-width="0.23cm" draw:marker-end-width="0.23cm" draw:fill="none" draw:fill-color="#333333" draw:textarea-horizontal-align="justify" draw:textarea-vertical-align="middle" draw:auto-grow-height="false" fo:min-height="0cm" fo:min-width="0.358cm" fo:padding-top="0.135cm" fo:padding-bottom="0.135cm" fo:padding-left="0.26cm" fo:padding-right="0.26cm"/>
    </style:style>
    <style:style style:name="gr21" style:family="graphic" style:parent-style-name="standard">
      <style:graphic-properties svg:stroke-width="0.02cm" svg:stroke-color="#1c1c1c" draw:marker-start-width="0.23cm" draw:marker-end-width="0.23cm" draw:fill="none" draw:fill-color="#333333" draw:textarea-horizontal-align="justify" draw:textarea-vertical-align="middle" draw:auto-grow-height="false" fo:min-height="0cm" fo:min-width="0.441cm" fo:padding-top="0.135cm" fo:padding-bottom="0.135cm" fo:padding-left="0.26cm" fo:padding-right="0.26cm"/>
    </style:style>
    <style:style style:name="gr22" style:family="graphic" style:parent-style-name="standard">
      <style:graphic-properties draw:stroke="none" svg:stroke-width="0.03cm" svg:stroke-color="#999999" draw:marker-start-width="0.245cm" draw:marker-end-width="0.245cm" draw:fill="none" draw:fill-color="#ffffff" draw:textarea-horizontal-align="left" draw:auto-grow-height="true" draw:auto-grow-width="false" fo:min-height="0.649cm" fo:min-width="0cm"/>
    </style:style>
    <style:style style:name="gr23" style:family="graphic" style:parent-style-name="standard">
      <style:graphic-properties svg:stroke-width="0.02cm" svg:stroke-color="#1c1c1c" draw:marker-start-width="0.23cm" draw:marker-end-width="0.23cm" draw:fill="none" draw:textarea-vertical-align="middle" draw:auto-grow-height="false" fo:min-height="2.206cm" fo:min-width="1.894cm" fo:padding-top="0.135cm" fo:padding-bottom="0.135cm" fo:padding-left="0.26cm" fo:padding-right="0.26cm"/>
    </style:style>
    <style:style style:name="gr24" style:family="graphic" style:parent-style-name="objectwithoutfill">
      <style:graphic-properties draw:stroke="dash" draw:stroke-dash="Dashed_20__28_var_29_" svg:stroke-width="0.1cm" svg:stroke-color="#cccccc" draw:marker-start-width="0.35cm" draw:marker-end="" draw:marker-end-width="0.245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dash" draw:stroke-dash="Dashed_20__28_var_29__20_2" svg:stroke-width="0.05cm" svg:stroke-color="#333333" draw:marker-start-width="0.275cm" draw:marker-end-width="0.275cm" draw:fill="none" draw:textarea-horizontal-align="justify" draw:textarea-vertical-align="middle" draw:auto-grow-height="false" fo:min-height="4.062cm" fo:min-width="3.812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03cm" fo:min-width="0cm"/>
    </style:style>
    <style:style style:name="gr27" style:family="graphic" style:parent-style-name="standard">
      <style:graphic-properties draw:stroke="dash" draw:stroke-dash="Dashed_20__28_var_29__20_2" svg:stroke-width="0.05cm" svg:stroke-color="#333333" draw:marker-start-width="0.275cm" draw:marker-end-width="0.275cm" draw:fill="none" draw:textarea-horizontal-align="justify" draw:textarea-vertical-align="middle" draw:auto-grow-height="false" fo:min-height="3.023cm" fo:min-width="2.773cm" fo:padding-top="0.15cm" fo:padding-bottom="0.15cm" fo:padding-left="0.275cm" fo:padding-right="0.275cm"/>
    </style:style>
    <style:style style:name="gr28" style:family="graphic" style:parent-style-name="standard">
      <style:graphic-properties draw:stroke="dash" draw:stroke-dash="Dashed_20__28_var_29__20_2" svg:stroke-width="0.05cm" svg:stroke-color="#333333" draw:marker-start-width="0.275cm" draw:marker-end-width="0.275cm" draw:fill="none" draw:textarea-horizontal-align="justify" draw:textarea-vertical-align="middle" draw:auto-grow-height="false" fo:min-height="1.676cm" fo:min-width="1.426cm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cm"/>
    </style:style>
    <style:style style:name="gr30" style:family="graphic" style:parent-style-name="standard">
      <style:graphic-properties svg:stroke-width="0.05cm" svg:stroke-color="#0084d1" draw:marker-start-width="0.275cm" draw:marker-end-width="0.275cm" draw:fill="none" draw:textarea-horizontal-align="justify" draw:textarea-vertical-align="middle" draw:auto-grow-height="false" fo:min-height="0.7cm" fo:min-width="0.45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84d1" draw:fill="none" draw:fill-color="#ffffff" draw:textarea-horizontal-align="left" draw:auto-grow-height="true" draw:auto-grow-width="false" fo:min-height="1.101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0cm"/>
    </style:style>
    <style:style style:name="gr33" style:family="graphic" style:parent-style-name="standard">
      <style:graphic-properties svg:stroke-width="0.02cm" svg:stroke-color="#1c1c1c" draw:marker-start-width="0.23cm" draw:marker-end-width="0.23cm" draw:fill="none" draw:fill-color="#333333" draw:textarea-horizontal-align="justify" draw:textarea-vertical-align="middle" draw:auto-grow-height="false" fo:min-height="0cm" fo:min-width="1.548cm" fo:padding-top="0.135cm" fo:padding-bottom="0.135cm" fo:padding-left="0.26cm" fo:padding-right="0.26cm"/>
    </style:style>
    <style:style style:name="gr34" style:family="graphic" style:parent-style-name="standard">
      <style:graphic-properties svg:stroke-width="0.02cm" svg:stroke-color="#1c1c1c" draw:marker-start-width="0.23cm" draw:marker-end-width="0.23cm" draw:fill="none" draw:fill-color="#333333" draw:textarea-horizontal-align="justify" draw:textarea-vertical-align="middle" draw:auto-grow-height="false" fo:min-height="0cm" fo:min-width="1.677cm" fo:padding-top="0.135cm" fo:padding-bottom="0.135cm" fo:padding-left="0.26cm" fo:padding-right="0.26cm"/>
    </style:style>
    <style:style style:name="gr35" style:family="graphic" style:parent-style-name="standard">
      <style:graphic-properties svg:stroke-width="0.05cm" svg:stroke-color="#0084d1" draw:marker-start-width="0.275cm" draw:marker-end-width="0.275cm" draw:fill="none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36" style:family="graphic" style:parent-style-name="standard">
      <style:graphic-properties svg:stroke-width="0.02cm" svg:stroke-color="#1c1c1c" draw:marker-start-width="0.23cm" draw:marker-end-width="0.23cm" draw:fill="none" draw:fill-color="#333333" draw:textarea-horizontal-align="justify" draw:textarea-vertical-align="middle" draw:auto-grow-height="false" fo:min-height="0cm" fo:min-width="2.707cm" fo:padding-top="0.135cm" fo:padding-bottom="0.135cm" fo:padding-left="0.26cm" fo:padding-right="0.26cm"/>
    </style:style>
    <style:style style:name="gr37" style:family="graphic" style:parent-style-name="standard">
      <style:graphic-properties svg:stroke-width="0.02cm" svg:stroke-color="#1c1c1c" draw:marker-start-width="0.23cm" draw:marker-end-width="0.23cm" draw:fill="none" draw:fill-color="#333333" draw:textarea-horizontal-align="justify" draw:textarea-vertical-align="middle" draw:auto-grow-height="false" fo:min-height="0cm" fo:min-width="2.711cm" fo:padding-top="0.135cm" fo:padding-bottom="0.135cm" fo:padding-left="0.26cm" fo:padding-right="0.26cm"/>
    </style:style>
    <style:style style:name="gr38" style:family="graphic" style:parent-style-name="standard">
      <style:graphic-properties svg:stroke-width="0.02cm" svg:stroke-color="#1c1c1c" draw:marker-start-width="0.23cm" draw:marker-end-width="0.23cm" draw:fill="none" draw:fill-color="#333333" draw:textarea-horizontal-align="justify" draw:textarea-vertical-align="middle" draw:auto-grow-height="false" fo:min-height="0cm" fo:min-width="0.422cm" fo:padding-top="0.135cm" fo:padding-bottom="0.135cm" fo:padding-left="0.26cm" fo:padding-right="0.2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7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9e6ff"/>
      <style:paragraph-properties fo:text-align="center"/>
      <style:text-properties style:font-name="Lato Light" fo:font-weight="bold" style:font-weight-asian="bold" style:font-weight-complex="bold"/>
    </style:style>
    <style:style style:name="P3" style:family="paragraph">
      <loext:graphic-properties draw:fill="solid" draw:fill-color="#fff08c"/>
      <style:paragraph-properties fo:text-align="center"/>
      <style:text-properties style:font-name="Lato Light" fo:font-size="18pt" fo:font-weight="bold" style:font-size-asian="18pt" style:font-weight-asian="bold" style:font-size-complex="18pt" style:font-weight-complex="bold"/>
    </style:style>
    <style:style style:name="P4" style:family="paragraph">
      <loext:graphic-properties draw:fill="solid" draw:fill-color="#eeeeee"/>
      <style:paragraph-properties fo:text-align="center"/>
      <style:text-properties style:font-name="Lato Light" fo:font-size="18pt" fo:font-weight="bold" style:font-size-asian="18pt" style:font-weight-asian="bold" style:font-size-complex="18pt" style:font-weight-complex="bold"/>
    </style:style>
    <style:style style:name="P5" style:family="paragraph">
      <loext:graphic-properties draw:fill="solid" draw:fill-color="#c8f0a0"/>
      <style:paragraph-properties fo:text-align="center"/>
      <style:text-properties style:font-name="Lato Light" fo:font-size="16pt" fo:font-weight="bold" style:font-size-asian="16pt" style:font-weight-asian="bold" style:font-size-complex="16pt" style:font-weight-complex="bold"/>
    </style:style>
    <style:style style:name="P6" style:family="paragraph">
      <loext:graphic-properties draw:fill="hatch" draw:fill-color="#f0e6ff" draw:fill-hatch-name="Black_20_45_20_Degrees_20_Wide" draw:fill-hatch-solid="true"/>
      <style:paragraph-properties fo:text-align="center"/>
      <style:text-properties style:font-name="Lato Light" fo:font-size="18pt" fo:font-weight="bold" style:font-size-asian="18pt" style:font-weight-asian="bold" style:font-size-complex="18pt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style:font-name="Lato Light"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start"/>
      <style:text-properties style:font-name="Lato Light"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ccff"/>
      <style:paragraph-properties fo:text-align="center"/>
      <style:text-properties style:font-name="Lato Light"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style:font-name="Lato Light" fo:font-size="14pt" fo:font-weight="bold" style:font-size-asian="14pt" style:font-weight-asian="bold" style:font-size-complex="14pt" style:font-weight-complex="bold"/>
    </style:style>
    <style:style style:name="P13" style:family="paragraph">
      <style:paragraph-properties fo:text-align="center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paragraph-properties fo:text-align="center"/>
      <style:text-properties style:font-name="Lato Light" fo:font-size="18pt" fo:font-weight="normal" style:font-size-asian="18pt" style:font-weight-asian="normal" style:font-size-complex="18pt" style:font-weight-complex="normal"/>
    </style:style>
    <style:style style:name="P15" style:family="paragraph">
      <loext:graphic-properties draw:fill="none" draw:fill-color="#333333"/>
      <style:paragraph-properties fo:text-align="center"/>
    </style:style>
    <style:style style:name="P16" style:family="paragraph">
      <style:paragraph-properties fo:text-align="center"/>
      <style:text-properties fo:font-size="20pt" style:font-size-asian="20pt" style:font-size-complex="20pt"/>
    </style:style>
    <style:style style:name="P17" style:family="paragraph">
      <loext:graphic-properties draw:fill="none" draw:fill-color="#ffffff"/>
      <style:paragraph-properties fo:text-align="center"/>
      <style:text-properties style:font-name="Lato Light" fo:font-size="20pt" fo:font-weight="normal" style:font-size-asian="20pt" style:font-weight-asian="normal" style:font-size-complex="20pt" style:font-weight-complex="normal"/>
    </style:style>
    <style:style style:name="P18" style:family="paragraph">
      <loext:graphic-properties draw:fill="none" draw:fill-color="#ffffff"/>
      <style:paragraph-properties fo:text-align="center"/>
      <style:text-properties style:font-name="Lato Light" fo:font-size="13pt" fo:font-weight="normal" style:font-size-asian="13pt" style:font-weight-asian="normal" style:font-size-complex="13pt" style:font-weight-complex="normal"/>
    </style:style>
    <style:style style:name="P19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style:font-name="Lato Light"/>
    </style:style>
    <style:style style:name="T2" style:family="text">
      <style:text-properties style:font-name="Lato Light" fo:font-size="18pt" style:font-size-asian="18pt" style:font-size-complex="18pt"/>
    </style:style>
    <style:style style:name="T3" style:family="text">
      <style:text-properties style:font-name="Lato Light" fo:font-size="15pt" style:font-size-asian="15pt" style:font-size-complex="15pt"/>
    </style:style>
    <style:style style:name="T4" style:family="text">
      <style:text-properties style:font-name="Lato Light" fo:font-size="16pt" style:font-size-asian="16pt" style:font-size-complex="16pt"/>
    </style:style>
    <style:style style:name="T5" style:family="text">
      <style:text-properties style:font-name="Lato Light" fo:font-weight="bold" style:font-weight-asian="bold" style:font-weight-complex="bold"/>
    </style:style>
    <style:style style:name="T6" style:family="text">
      <style:text-properties style:font-name="Lato Light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Lato Light" fo:font-size="18pt" fo:font-weight="normal" style:font-size-asian="18pt" style:font-weight-asian="normal" style:font-size-complex="18pt" style:font-weight-complex="normal"/>
    </style:style>
    <style:style style:name="T8" style:family="text">
      <style:text-properties style:font-name="Lato Light" fo:font-size="20pt" fo:font-weight="normal" style:font-size-asian="20pt" style:font-weight-asian="normal" style:font-size-complex="20pt" style:font-weight-complex="normal"/>
    </style:style>
    <style:style style:name="T9" style:family="text">
      <style:text-properties style:font-name="Lato Light"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7.62cm" svg:height="1.5cm" svg:x="2.74cm" svg:y="5.927cm">
          <text:p text:style-name="P1"><text:span text:style-name="T1">Commite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7.62cm" svg:height="1.524cm" svg:x="2.74cm" svg:y="9.903cm">
          <text:p text:style-name="P1"><text:span text:style-name="T2">Modified, not stag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5" draw:id="id5" draw:layer="layout" svg:width="7.62cm" svg:height="1.5cm" svg:x="2.74cm" svg:y="3.895cm">
          <text:p text:style-name="P1"><text:span text:style-name="T2">Commited, </text:span><text:span text:style-name="T3">in another com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2" draw:id="id2" draw:layer="layout" svg:width="7.62cm" svg:height="1.5cm" svg:x="2.74cm" svg:y="7.927cm">
          <text:p text:style-name="P1"><text:span text:style-name="T4">Modified, staged for commi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7.62cm" svg:height="1.5cm" svg:x="2.74cm" svg:y="13.935cm">
          <text:p text:style-name="P1"><text:span text:style-name="T2">Untracked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7.62cm" svg:height="1.073cm" svg:x="2.74cm" svg:y="2.64cm">
          <draw:text-box>
            <text:p text:style-name="P7"><text:span text:style-name="T5"><text:s text:c="5"/></text:span><text:span text:style-name="T5">Files status in Git <text:s text:c="4"/></text:span></text:p>
          </draw:text-box>
        </draw:frame>
        <draw:frame draw:style-name="gr6" draw:text-style-name="P9" draw:layer="layout" svg:width="1.651cm" svg:height="1.073cm" draw:transform="rotate (1.5707963267949) translate (0.864cm 10.565cm)">
          <draw:text-box>
            <text:p text:style-name="P7"><text:span text:style-name="T6">add</text:span></text:p>
          </draw:text-box>
        </draw:frame>
        <draw:frame draw:style-name="gr7" draw:text-style-name="P9" draw:layer="layout" svg:width="2.794cm" svg:height="1.143cm" draw:transform="rotate (1.5707963267949) translate (0.867cm 8.852cm)">
          <draw:text-box>
            <text:p text:style-name="P7"><text:span text:style-name="T6">commit</text:span></text:p>
          </draw:text-box>
        </draw:frame>
        <draw:connector draw:style-name="gr8" draw:text-style-name="P10" draw:layer="layout" draw:type="curve" svg:x1="2.74cm" svg:y1="14.685cm" svg:x2="2.74cm" svg:y2="8.677cm" draw:start-shape="id1" draw:start-glue-point="3" draw:end-shape="id2" draw:end-glue-point="3" svg:d="M2740 14685c-750 0-750-6008 0-6008" svg:viewBox="0 0 563 6009">
          <text:p/>
        </draw:connector>
        <draw:connector draw:style-name="gr8" draw:text-style-name="P10" draw:layer="layout" draw:type="curve" draw:line-skew="-0.181cm" svg:x1="2.74cm" svg:y1="10.665cm" svg:x2="2.74cm" svg:y2="8.677cm" draw:start-shape="id3" draw:start-glue-point="3" draw:end-shape="id2" draw:end-glue-point="3" svg:d="M2740 10665c-1021 0-1021-1988 0-1988" svg:viewBox="0 0 767 1989">
          <text:p/>
        </draw:connector>
        <draw:connector draw:style-name="gr8" draw:text-style-name="P10" draw:layer="layout" draw:type="curve" draw:line-skew="-0.107cm" svg:x1="2.74cm" svg:y1="8.677cm" svg:x2="2.74cm" svg:y2="6.677cm" draw:start-shape="id2" draw:start-glue-point="3" draw:end-shape="id4" draw:end-glue-point="3" svg:d="M2740 8677c-910 0-910-2000 0-2000" svg:viewBox="0 0 683 2001">
          <text:p/>
        </draw:connector>
        <draw:connector draw:style-name="gr8" draw:text-style-name="P10" draw:layer="layout" draw:type="curve" svg:x1="10.36cm" svg:y1="4.645cm" svg:x2="10.36cm" svg:y2="8.677cm" draw:start-shape="id5" draw:start-glue-point="1" draw:end-shape="id2" draw:end-glue-point="1" svg:d="M10360 4645c750 0 750 4032 0 4032" svg:viewBox="0 0 564 4033">
          <text:p/>
        </draw:connector>
        <draw:custom-shape draw:style-name="gr9" draw:text-style-name="P11" xml:id="id6" draw:id="id6" draw:layer="layout" svg:width="7.62cm" svg:height="1.524cm" svg:x="2.74cm" svg:y="11.903cm">
          <text:p text:style-name="P1"><text:span text:style-name="T2">Unmodifi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2" draw:layer="layout" svg:width="3.864cm" svg:height="2.042cm" draw:transform="rotate (1.5707963267949) translate (10.9cm 8.444cm)">
          <draw:text-box>
            <text:p text:style-name="P1"><text:span text:style-name="T6">checkout</text:span></text:p>
            <text:p text:style-name="P1"><text:span text:style-name="T6">&lt;commit id&gt;</text:span></text:p>
          </draw:text-box>
        </draw:frame>
        <draw:connector draw:style-name="gr8" draw:text-style-name="P10" draw:layer="layout" draw:type="curve" svg:x1="10.36cm" svg:y1="10.665cm" svg:x2="10.36cm" svg:y2="12.665cm" draw:start-shape="id3" draw:start-glue-point="1" draw:end-shape="id6" svg:d="M10360 10665c750 0 750 2000 0 2000" svg:viewBox="0 0 564 2001">
          <text:p/>
        </draw:connector>
        <draw:frame draw:style-name="gr11" draw:text-style-name="P12" draw:layer="layout" svg:width="2.921cm" svg:height="0.909cm" draw:transform="rotate (1.5707963267949) translate (10.88cm 13.681cm)">
          <draw:text-box>
            <text:p text:style-name="P1"><text:span text:style-name="T6">checkout</text:span></text:p>
          </draw:text-box>
        </draw:frame>
        <draw:connector draw:style-name="gr8" draw:text-style-name="P10" draw:layer="layout" draw:type="curve" draw:line-skew="-0.234cm" svg:x1="2.74cm" svg:y1="12.665cm" svg:x2="2.74cm" svg:y2="10.665cm" draw:start-shape="id6" draw:start-glue-point="3" draw:end-shape="id3" draw:end-glue-point="3" svg:d="M2740 12665c-1101 0-1101-2000 0-2000" svg:viewBox="0 0 827 2001">
          <text:p/>
        </draw:connector>
        <draw:frame draw:style-name="gr6" draw:text-style-name="P9" draw:layer="layout" svg:width="1.651cm" svg:height="1.073cm" draw:transform="rotate (1.5707963267949) translate (0.965cm 12.566cm)">
          <draw:text-box>
            <text:p text:style-name="P7"><text:span text:style-name="T6">vim</text:span></text:p>
          </draw:text-box>
        </draw:frame>
        <draw:connector draw:style-name="gr8" draw:text-style-name="P10" draw:layer="layout" draw:type="curve" svg:x1="10.36cm" svg:y1="8.677cm" svg:x2="10.36cm" svg:y2="10.665cm" draw:start-shape="id2" draw:start-glue-point="1" draw:end-shape="id3" draw:end-glue-point="1" svg:d="M10360 8677c750 0 750 1988 0 1988" svg:viewBox="0 0 564 1989">
          <text:p/>
        </draw:connector>
        <draw:frame draw:style-name="gr12" draw:text-style-name="P12" draw:layer="layout" svg:width="2.921cm" svg:height="1.445cm" draw:transform="rotate (1.5707963267949) translate (10.827cm 10.641cm)">
          <draw:text-box>
            <text:p text:style-name="P1"><text:span text:style-name="T6">reset HEAD</text:span></text:p>
          </draw:text-box>
        </draw:frame>
        <draw:custom-shape draw:style-name="gr13" draw:text-style-name="P10" draw:layer="layout" svg:width="0.508cm" svg:height="0.508cm" svg:x="18.006cm" svg:y="8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0" draw:layer="layout" svg:x1="18.268cm" svg:y1="9.222cm" svg:x2="18.26cm" svg:y2="10.238cm">
          <text:p/>
        </draw:line>
        <draw:custom-shape draw:style-name="gr13" draw:text-style-name="P10" draw:layer="layout" svg:width="0.508cm" svg:height="0.508cm" svg:x="18.006cm" svg:y="10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0" draw:layer="layout" svg:x1="15.674cm" svg:y1="13.513cm" svg:x2="15.674cm" svg:y2="2.591cm">
          <text:p/>
        </draw:line>
        <draw:frame draw:style-name="gr16" draw:text-style-name="P12" draw:layer="layout" svg:width="1.578cm" svg:height="0.899cm" draw:transform="rotate (1.5707963267949) translate (14.748cm 3.734cm)">
          <draw:text-box>
            <text:p text:style-name="P1"><text:span text:style-name="T6">time</text:span></text:p>
          </draw:text-box>
        </draw:frame>
        <draw:line draw:style-name="gr15" draw:text-style-name="P10" draw:layer="layout" svg:x1="15.674cm" svg:y1="13.521cm" svg:x2="15.674cm" svg:y2="2.599cm">
          <text:p/>
        </draw:line>
        <draw:line draw:style-name="gr15" draw:text-style-name="P10" draw:layer="layout" svg:x1="15.674cm" svg:y1="17.177cm" svg:x2="15.674cm" svg:y2="2.599cm">
          <text:p/>
        </draw:line>
        <draw:line draw:style-name="gr17" draw:text-style-name="P10" draw:layer="layout" svg:x1="21.284cm" svg:y1="16.969cm" svg:x2="21.284cm" svg:y2="2.872cm">
          <text:p/>
        </draw:line>
        <draw:frame draw:style-name="gr18" draw:text-style-name="P14" draw:layer="layout" svg:width="3.429cm" svg:height="1.026cm" draw:transform="rotate (0.785398163397448) translate (17.231cm 1.98cm)">
          <draw:text-box>
            <text:p text:style-name="P13"><text:span text:style-name="T7">origin</text:span></text:p>
          </draw:text-box>
        </draw:frame>
        <draw:custom-shape draw:style-name="gr13" draw:text-style-name="P10" draw:layer="layout" svg:width="0.508cm" svg:height="0.508cm" svg:x="18.014cm" svg:y="2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0" draw:layer="layout" svg:x1="18.268cm" svg:y1="3.126cm" svg:x2="18.268cm" svg:y2="4.142cm">
          <text:p/>
        </draw:line>
        <draw:custom-shape draw:style-name="gr13" draw:text-style-name="P10" draw:layer="layout" svg:width="0.508cm" svg:height="0.508cm" svg:x="18.014cm" svg:y="4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0" draw:layer="layout" svg:x1="18.284cm" svg:y1="4.65cm" svg:x2="18.268cm" svg:y2="8.699cm">
          <text:p/>
        </draw:line>
        <draw:line draw:style-name="gr14" draw:text-style-name="P10" draw:layer="layout" svg:x1="18.26cm" svg:y1="10.746cm" svg:x2="17.752cm" svg:y2="11.381cm">
          <text:p/>
        </draw:line>
        <draw:custom-shape draw:style-name="gr13" draw:text-style-name="P10" draw:layer="layout" svg:width="0.508cm" svg:height="0.508cm" svg:x="17.522cm" svg:y="11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0" draw:layer="layout" svg:x1="18.768cm" svg:y1="12.524cm" svg:x2="18.387cm" svg:y2="13.159cm">
          <text:p/>
        </draw:line>
        <draw:custom-shape draw:style-name="gr13" draw:text-style-name="P10" draw:layer="layout" svg:width="0.508cm" svg:height="0.508cm" svg:x="18.006cm" svg:y="1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508cm" svg:height="0.508cm" svg:x="18.522cm" svg:y="11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0" draw:layer="layout" svg:x1="18.26cm" svg:y1="10.746cm" svg:x2="18.768cm" svg:y2="12.016cm">
          <text:p/>
        </draw:line>
        <draw:line draw:style-name="gr14" draw:text-style-name="P10" draw:layer="layout" svg:x1="17.752cm" svg:y1="11.889cm" svg:x2="18.133cm" svg:y2="13.159cm">
          <text:p/>
        </draw:line>
        <draw:custom-shape draw:style-name="gr13" draw:text-style-name="P10" draw:layer="layout" svg:width="0.508cm" svg:height="0.508cm" svg:x="18.006cm" svg:y="1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0" draw:layer="layout" svg:x1="18.26cm" svg:y1="13.667cm" svg:x2="18.26cm" svg:y2="14.683cm">
          <text:p/>
        </draw:line>
        <draw:custom-shape draw:style-name="gr13" draw:text-style-name="P10" draw:layer="layout" svg:width="0.508cm" svg:height="0.508cm" svg:x="18.006cm" svg:y="1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0" draw:layer="layout" svg:x1="18.26cm" svg:y1="15.191cm" svg:x2="18.26cm" svg:y2="16.207cm">
          <text:p/>
        </draw:line>
        <draw:line draw:style-name="gr17" draw:text-style-name="P10" draw:layer="layout" svg:x1="17.284cm" svg:y1="16.97cm" svg:x2="17.284cm" svg:y2="2.873cm">
          <text:p/>
        </draw:line>
        <draw:custom-shape draw:style-name="gr13" draw:text-style-name="P10" draw:layer="layout" svg:width="0.508cm" svg:height="0.508cm" svg:x="22.038cm" svg:y="8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0" draw:layer="layout" svg:x1="22.292cm" svg:y1="9.222cm" svg:x2="22.292cm" svg:y2="10.238cm">
          <text:p/>
        </draw:line>
        <draw:custom-shape draw:style-name="gr13" draw:text-style-name="P10" draw:layer="layout" svg:width="0.508cm" svg:height="0.508cm" svg:x="22.038cm" svg:y="10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0" draw:layer="layout" svg:x1="23.316cm" svg:y1="16.969cm" svg:x2="23.316cm" svg:y2="2.872cm">
          <text:p/>
        </draw:line>
        <draw:custom-shape draw:style-name="gr13" draw:text-style-name="P10" draw:layer="layout" svg:width="0.508cm" svg:height="0.508cm" svg:x="22.046cm" svg:y="5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0" draw:layer="layout" svg:x1="22.3cm" svg:y1="5.92cm" svg:x2="22.3cm" svg:y2="7.063cm">
          <text:p/>
        </draw:line>
        <draw:custom-shape draw:style-name="gr19" draw:text-style-name="P10" draw:layer="layout" svg:width="0.508cm" svg:height="0.529cm" svg:x="22.046cm" svg:y="7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0" draw:layer="layout" svg:x1="22.3cm" svg:y1="7.571cm" svg:x2="22.3cm" svg:y2="8.699cm">
          <text:p/>
        </draw:line>
        <draw:line draw:style-name="gr14" draw:text-style-name="P10" draw:layer="layout" svg:x1="22.292cm" svg:y1="10.746cm" svg:x2="21.784cm" svg:y2="11.381cm">
          <text:p/>
        </draw:line>
        <draw:custom-shape draw:style-name="gr13" draw:text-style-name="P10" draw:layer="layout" svg:width="0.508cm" svg:height="0.508cm" svg:x="21.522cm" svg:y="11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0" draw:layer="layout" svg:x1="22.8cm" svg:y1="12.524cm" svg:x2="22.419cm" svg:y2="13.159cm">
          <text:p/>
        </draw:line>
        <draw:custom-shape draw:style-name="gr13" draw:text-style-name="P10" draw:layer="layout" svg:width="0.508cm" svg:height="0.508cm" svg:x="22.038cm" svg:y="1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508cm" svg:height="0.508cm" svg:x="22.554cm" svg:y="11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0" draw:layer="layout" svg:x1="22.292cm" svg:y1="10.746cm" svg:x2="22.8cm" svg:y2="12.016cm">
          <text:p/>
        </draw:line>
        <draw:line draw:style-name="gr14" draw:text-style-name="P10" draw:layer="layout" svg:x1="21.784cm" svg:y1="11.889cm" svg:x2="22.165cm" svg:y2="13.159cm">
          <text:p/>
        </draw:line>
        <draw:custom-shape draw:style-name="gr13" draw:text-style-name="P10" draw:layer="layout" svg:width="0.508cm" svg:height="0.508cm" svg:x="22.038cm" svg:y="1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0" draw:layer="layout" svg:x1="22.292cm" svg:y1="13.667cm" svg:x2="22.292cm" svg:y2="14.683cm">
          <text:p/>
        </draw:line>
        <draw:custom-shape draw:style-name="gr13" draw:text-style-name="P10" draw:layer="layout" svg:width="0.508cm" svg:height="0.508cm" svg:x="22.038cm" svg:y="1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0" draw:layer="layout" svg:x1="22.292cm" svg:y1="15.191cm" svg:x2="22.292cm" svg:y2="16.207cm">
          <text:p/>
        </draw:line>
        <draw:frame draw:style-name="gr18" draw:text-style-name="P14" draw:layer="layout" svg:width="3.429cm" svg:height="1.026cm" draw:transform="rotate (0.785398163397448) translate (21.468cm 2.249cm)">
          <draw:text-box>
            <text:p text:style-name="P13"><text:span text:style-name="T7">local clone</text:span></text:p>
          </draw:text-box>
        </draw:frame>
        <draw:line draw:style-name="gr17" draw:text-style-name="P10" draw:layer="layout" svg:x1="19.284cm" svg:y1="16.97cm" svg:x2="19.284cm" svg:y2="2.873cm">
          <text:p/>
        </draw:line>
        <draw:custom-shape draw:style-name="gr20" draw:text-style-name="P15" draw:layer="layout" svg:width="1.143cm" svg:height="0.254cm" draw:transform="rotate (-3.14159265358979) translate (20.935cm 6.682cm)">
          <text:p/>
          <draw:enhanced-geometry svg:viewBox="0 0 21600 21600" draw:text-areas="?f5 ?f1 ?f6 ?f2" draw:type="notched-right-arrow" draw:modifiers="18352.4475524476 5082.35294117647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5" draw:layer="layout" svg:width="1.143cm" svg:height="0.254cm" svg:x="19.791cm" svg:y="3.928cm">
          <text:p/>
          <draw:enhanced-geometry svg:viewBox="0 0 21600 21600" draw:mirror-horizontal="false" draw:mirror-vertical="false" draw:text-areas="?f5 ?f1 ?f6 ?f2" draw:type="notched-right-arrow" draw:modifiers="18352.4475524476 5082.35294117647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2" draw:layer="layout" svg:width="1.578cm" svg:height="0.899cm" svg:x="19.653cm" svg:y="3.161cm">
          <draw:text-box>
            <text:p text:style-name="P1"><text:span text:style-name="T6">pull</text:span></text:p>
          </draw:text-box>
        </draw:frame>
        <draw:frame draw:style-name="gr12" draw:text-style-name="P12" draw:layer="layout" svg:width="1.629cm" svg:height="1.445cm" svg:x="19.563cm" svg:y="5.56cm">
          <draw:text-box>
            <text:p text:style-name="P1"><text:span text:style-name="T6">push</text:span></text:p>
          </draw:text-box>
        </draw:frame>
        <draw:custom-shape draw:style-name="gr23" draw:text-style-name="P10" draw:layer="layout" svg:width="2.413cm" svg:height="2.475cm" svg:x="19.015cm" svg:y="1.608cm">
          <text:p/>
          <draw:enhanced-geometry svg:viewBox="0 0 21600 21600" draw:text-areas="0 0 21600 21600" draw:type="circular-arrow" draw:modifiers="-133.087133948741 -62.0492155698584 6872.4568753016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2" draw:text-style-name="P12" draw:layer="layout" svg:width="1.83cm" svg:height="1.445cm" svg:x="19.389cm" svg:y="0.829cm">
          <draw:text-box>
            <text:p text:style-name="P1"><text:span text:style-name="T6">clone</text:span></text:p>
          </draw:text-box>
        </draw:frame>
        <draw:line draw:style-name="gr24" draw:text-style-name="P10" draw:layer="layout" svg:x1="25.374cm" svg:y1="18cm" svg:x2="25.374cm" svg:y2="0cm">
          <text:p/>
        </draw:line>
        <draw:custom-shape draw:style-name="gr25" draw:text-style-name="P10" draw:layer="layout" svg:width="6.096cm" svg:height="6.096cm" svg:x="29.845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7" draw:layer="layout" svg:width="2.921cm" svg:height="1.953cm" svg:x="34.925cm" svg:y="3.286cm">
          <draw:text-box>
            <text:p text:style-name="P16"><text:span text:style-name="T8">GitHub</text:span></text:p>
          </draw:text-box>
        </draw:frame>
        <draw:custom-shape draw:style-name="gr27" draw:text-style-name="P10" draw:layer="layout" svg:width="4.699cm" svg:height="4.699cm" svg:x="26.132cm" svg:y="9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0" draw:layer="layout" svg:width="2.794cm" svg:height="2.794cm" svg:x="34.163cm" svg:y="9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7" draw:layer="layout" svg:width="3.048cm" svg:height="1.953cm" svg:x="35.56cm" svg:y="12.54cm">
          <draw:text-box>
            <text:p text:style-name="P16"><text:span text:style-name="T8">Laptop</text:span></text:p>
          </draw:text-box>
        </draw:frame>
        <draw:frame draw:style-name="gr26" draw:text-style-name="P17" draw:layer="layout" svg:width="4.445cm" svg:height="1.953cm" svg:x="26.67cm" svg:y="13.863cm">
          <draw:text-box>
            <text:p text:style-name="P16"><text:span text:style-name="T8">Uis, lxplus...</text:span></text:p>
          </draw:text-box>
        </draw:frame>
        <draw:frame draw:style-name="gr29" draw:text-style-name="P18" draw:layer="layout" svg:width="2.921cm" svg:height="0.801cm" svg:x="31.342cm" svg:y="3.967cm">
          <draw:text-box>
            <text:p text:style-name="P1"><text:span text:style-name="T9">official repo.</text:span></text:p>
          </draw:text-box>
        </draw:frame>
        <draw:custom-shape draw:style-name="gr30" draw:text-style-name="P10" draw:layer="layout" svg:width="1cm" svg:height="1cm" svg:x="31.269cm" svg:y="7.123cm">
          <text:p/>
          <draw:enhanced-geometry svg:viewBox="0 0 21600 21600" draw:type="rectangle" draw:enhanced-path="M 0 0 L 21600 0 21600 21600 0 21600 0 0 Z N"/>
        </draw:custom-shape>
        <draw:frame draw:style-name="gr31" draw:text-style-name="P18" draw:layer="layout" svg:width="2.413cm" svg:height="1.351cm" svg:x="29.591cm" svg:y="6.523cm">
          <draw:text-box>
            <text:p text:style-name="P1"><text:span text:style-name="T9"><text:s text:c="5"/></text:span><text:span text:style-name="T9">your </text:span></text:p>
            <text:p text:style-name="P1"><text:span text:style-name="T9">fork</text:span></text:p>
          </draw:text-box>
        </draw:frame>
        <draw:frame draw:style-name="gr32" draw:text-style-name="P18" draw:layer="layout" svg:width="2.921cm" svg:height="1.351cm" svg:x="33.347cm" svg:y="5.953cm">
          <draw:text-box>
            <text:p text:style-name="P1"><text:span text:style-name="T9"><text:s/></text:span><text:span text:style-name="T9">collegue's <text:s text:c="9"/>fork</text:span></text:p>
          </draw:text-box>
        </draw:frame>
        <draw:custom-shape draw:style-name="gr33" draw:text-style-name="P15" draw:layer="layout" svg:width="2.458cm" svg:height="0.254cm" draw:transform="rotate (-2.35619449019235) translate (31.223cm 8.46cm)">
          <text:p/>
          <draw:enhanced-geometry svg:viewBox="0 0 21600 21600" draw:text-areas="?f5 ?f1 ?f6 ?f2" draw:type="notched-right-arrow" draw:modifiers="19667.5071167141 432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15" draw:layer="layout" svg:width="2.427cm" svg:height="0.254cm" draw:transform="rotate (0.785398163397448) translate (29.073cm 9.755cm)">
          <text:p/>
          <draw:enhanced-geometry svg:viewBox="0 0 21600 21600" draw:mirror-horizontal="false" draw:mirror-vertical="false" draw:text-areas="?f5 ?f1 ?f6 ?f2" draw:type="notched-right-arrow" draw:modifiers="19824.5083207262 4574.1176470588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0" draw:layer="layout" svg:width="0.7cm" svg:height="0.7cm" svg:x="28.485cm" svg:y="10.04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1cm" svg:height="1cm" svg:x="33.601cm" svg:y="6.79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1cm" svg:height="1cm" svg:x="31.847cm" svg:y="4.8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3.615cm" svg:height="0.375cm" draw:transform="rotate (-0.785398163397449) translate (32.777cm 7.948cm)">
          <text:p/>
          <draw:enhanced-geometry svg:viewBox="0 0 21600 21600" draw:text-areas="?f5 ?f1 ?f6 ?f2" draw:type="notched-right-arrow" draw:modifiers="20011.0619469027 6434.04255319149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15" draw:layer="layout" svg:width="3.569cm" svg:height="0.374cm" draw:transform="skewX (-0.00261799387799147) rotate (2.35619449019234) translate (34.782cm 10.972cm)">
          <text:p/>
          <draw:enhanced-geometry svg:viewBox="0 0 21600 21600" draw:mirror-horizontal="false" draw:mirror-vertical="false" draw:text-areas="?f5 ?f1 ?f6 ?f2" draw:type="notched-right-arrow" draw:modifiers="20317.3109243697 6105.6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0" draw:layer="layout" svg:width="0.7cm" svg:height="0.7cm" svg:x="35.085cm" svg:y="10.743cm">
          <text:p/>
          <draw:enhanced-geometry svg:viewBox="0 0 21600 21600" draw:type="rectangle" draw:enhanced-path="M 0 0 L 21600 0 21600 21600 0 21600 0 0 Z N"/>
        </draw:custom-shape>
        <draw:frame draw:style-name="gr16" draw:text-style-name="P12" draw:layer="layout" svg:width="1.578cm" svg:height="0.899cm" svg:x="30.226cm" svg:y="9.134cm">
          <draw:text-box>
            <text:p text:style-name="P19"><text:span text:style-name="T6">pull</text:span></text:p>
          </draw:text-box>
        </draw:frame>
        <draw:frame draw:style-name="gr12" draw:text-style-name="P12" draw:layer="layout" svg:width="1.629cm" svg:height="1.445cm" svg:x="28.47cm" svg:y="8.207cm">
          <draw:text-box>
            <text:p text:style-name="P19"><text:span text:style-name="T6">push</text:span></text:p>
          </draw:text-box>
        </draw:frame>
        <draw:frame draw:style-name="gr12" draw:text-style-name="P12" draw:layer="layout" svg:width="1.629cm" svg:height="1.445cm" svg:x="32.661cm" svg:y="9.985cm">
          <draw:text-box>
            <text:p text:style-name="P19"><text:span text:style-name="T6">push</text:span></text:p>
          </draw:text-box>
        </draw:frame>
        <draw:frame draw:style-name="gr16" draw:text-style-name="P12" draw:layer="layout" svg:width="1.578cm" svg:height="0.899cm" svg:x="34.417cm" svg:y="9.134cm">
          <draw:text-box>
            <text:p text:style-name="P19"><text:span text:style-name="T6">pull</text:span></text:p>
          </draw:text-box>
        </draw:frame>
        <draw:custom-shape draw:style-name="gr38" draw:text-style-name="P15" draw:layer="layout" svg:width="1.04cm" svg:height="0.254cm" draw:transform="rotate (1.07390108875211) translate (31.623cm 6.848cm)">
          <text:p/>
          <draw:enhanced-geometry svg:viewBox="0 0 21600 21600" draw:mirror-horizontal="false" draw:mirror-vertical="false" draw:text-areas="?f5 ?f1 ?f6 ?f2" draw:type="notched-right-arrow" draw:modifiers="17533.1412103746 3557.64705882353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9" draw:text-style-name="P12" draw:layer="layout" svg:width="2.286cm" svg:height="1.787cm" svg:x="29.845cm" svg:y="5.198cm">
          <draw:text-box>
            <text:p text:style-name="P19"><text:span text:style-name="T6">pull</text:span></text:p>
            <text:p text:style-name="P19"><text:span text:style-name="T6">request</text:span></text:p>
          </draw:text-box>
        </draw:frame>
        <draw:line draw:style-name="gr24" draw:text-style-name="P10" draw:layer="layout" svg:x1="13.374cm" svg:y1="18.025cm" svg:x2="13.374cm" svg:y2="0.0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 Light" svg:font-family="'Lato Ligh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400%" draw:distance="3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9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re Aubin</meta:initial-creator>
    <meta:creation-date>2015-05-28T21:24:21.647182034</meta:creation-date>
    <dc:date>2015-06-10T12:14:08.310325103</dc:date>
    <dc:creator>Alexandre Aubin</dc:creator>
    <meta:editing-duration>PT53M22S</meta:editing-duration>
    <meta:editing-cycles>6</meta:editing-cycles>
    <meta:generator>LibreOffice/4.4.2.2$Linux_X86_64 LibreOffice_project/40m0$Build-2</meta:generator>
    <meta:document-statistic meta:object-count="98"/>
  </office:meta>
</office:document-meta>
</file>